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row table:style-name="ro1">
          <table:table-cell table:style-name="Default" table:number-columns-repeated="12"/>
        </table:table-row>
        <table:table-row table:style-name="ro1">
          <table:table-cell office:value-type="string" calcext:value-type="string">
            <text:p>act distance</text:p>
          </table:table-cell>
          <table:table-cell office:value-type="string" calcext:value-type="string">
            <text:p>Speed (Hz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668" calcext:value-type="float">
            <text:p>16668</text:p>
          </table:table-cell>
          <table:table-cell office:value-type="string" calcext:value-type="string">
            <text:p>CM/S</text:p>
          </table:table-cell>
          <table:table-cell office:value-type="float" office:value="9.1947025" calcext:value-type="float">
            <text:p>9.1947025</text:p>
          </table:table-cell>
          <table:table-cell office:value-type="float" office:value="18.97494" calcext:value-type="float">
            <text:p>18.97494</text:p>
          </table:table-cell>
          <table:table-cell office:value-type="float" office:value="28.91929" calcext:value-type="float">
            <text:p>28.91929</text:p>
          </table:table-cell>
          <table:table-cell office:value-type="float" office:value="39.11168" calcext:value-type="float">
            <text:p>39.11168</text:p>
          </table:table-cell>
          <table:table-cell office:value-type="float" office:value="48.98718" calcext:value-type="float">
            <text:p>48.98718</text:p>
          </table:table-cell>
          <table:table-cell office:value-type="float" office:value="58.92296" calcext:value-type="float">
            <text:p>58.92296</text:p>
          </table:table-cell>
          <table:table-cell office:value-type="float" office:value="68.97837" calcext:value-type="float">
            <text:p>68.97837</text:p>
          </table:table-cell>
          <table:table-cell office:value-type="float" office:value="79.04883" calcext:value-type="float">
            <text:p>79.04883</text:p>
          </table:table-cell>
          <table:table-cell office:value-type="float" office:value="88.93761" calcext:value-type="float">
            <text:p>88.93761</text:p>
          </table:table-cell>
          <table:table-cell office:value-type="float" office:value="98.71657" calcext:value-type="float">
            <text:p>98.71657</text:p>
          </table:table-cell>
        </table:table-row>
        <table:table-row table:style-name="ro1">
          <table:table-cell/>
          <table:table-cell office:value-type="string" calcext:value-type="string">
            <text:p>Optimal Distance</text:p>
          </table:table-cell>
          <table:table-cell table:number-columns-repeated="2" office:value-type="float" office:value="16600" calcext:value-type="float">
            <text:p>16600</text:p>
          </table:table-cell>
          <table:table-cell office:value-type="float" office:value="16350" calcext:value-type="float">
            <text:p>16350</text:p>
          </table:table-cell>
          <table:table-cell office:value-type="float" office:value="16320" calcext:value-type="float">
            <text:p>16320</text:p>
          </table:table-cell>
          <table:table-cell office:value-type="float" office:value="16310" calcext:value-type="float">
            <text:p>16310</text:p>
          </table:table-cell>
          <table:table-cell office:value-type="float" office:value="16000" calcext:value-type="float">
            <text:p>16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 style:data-style-name="N2" text:time-value="16:31:36.176013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21:28:17.923013735</meta:creation-date>
    <dc:date>2023-04-20T18:23:10.716881111</dc:date>
    <meta:editing-duration>PT56M20S</meta:editing-duration>
    <meta:editing-cycles>2</meta:editing-cycles>
    <meta:generator>LibreOffice/6.4.7.2$Linux_AARCH64 LibreOffice_project/40$Build-2</meta:generator>
    <meta:document-statistic meta:table-count="1" meta:cell-count="31" meta:object-count="0"/>
  </office:meta>
</office:document-meta>
</file>